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CacheManager.setAllowNullValues( boolean allowNull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Manag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acheCacheManager.JCache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acheCacheManager.setCacheManager( @ Nullable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Manager.getMissingCach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cheCacheManager.JCacheCacheManag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Manager.loadCach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acheCacheManager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Manager.isAllow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